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Spacing" style:master-page-name="MP0" style:family="paragraph">
      <style:paragraph-properties fo:break-before="page"/>
      <style:text-properties fo:language="el" fo:country="GR"/>
    </style:style>
    <style:style style:name="P2" style:parent-style-name="Standard" style:family="paragraph">
      <style:text-properties fo:language="el" fo:country="GR"/>
    </style:style>
    <style:style style:name="T3" style:parent-style-name="DefaultParagraphFont" style:family="text">
      <style:text-properties fo:background-color="#FFFF00" fo:language="el" fo:country="GR"/>
    </style:style>
    <style:style style:name="T4" style:parent-style-name="DefaultParagraphFont" style:family="text">
      <style:text-properties fo:language="el" fo:country="GR"/>
    </style:style>
    <style:style style:name="T5" style:parent-style-name="DefaultParagraphFont" style:family="text">
      <style:text-properties fo:language="el" fo:country="GR"/>
    </style:style>
    <style:style style:name="T6" style:parent-style-name="DefaultParagraphFont" style:family="text">
      <style:text-properties fo:language="el" fo:country="GR"/>
    </style:style>
    <style:style style:name="T7" style:parent-style-name="DefaultParagraphFont" style:family="text">
      <style:text-properties fo:language="el" fo:country="GR"/>
    </style:style>
    <style:style style:name="T8" style:parent-style-name="DefaultParagraphFont" style:family="text">
      <style:text-properties fo:language="el" fo:country="GR"/>
    </style:style>
    <style:style style:name="T9" style:parent-style-name="DefaultParagraphFont" style:family="text">
      <style:text-properties fo:language="el" fo:country="GR"/>
    </style:style>
    <style:style style:name="T10" style:parent-style-name="DefaultParagraphFont" style:family="text">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P16" style:parent-style-name="Standard" style:family="paragraph">
      <style:text-properties fo:language="el" fo:country="GR"/>
    </style:style>
    <style:style style:name="T17" style:parent-style-name="DefaultParagraphFont" style:family="text">
      <style:text-properties fo:language="el" fo:country="GR"/>
    </style:style>
    <style:style style:name="T18" style:parent-style-name="DefaultParagraphFont" style:family="text">
      <style:text-properties fo:background-color="#FFFF00" fo:language="el" fo:country="GR"/>
    </style:style>
    <style:style style:name="T19" style:parent-style-name="DefaultParagraphFont" style:family="text">
      <style:text-properties fo:language="el" fo:country="GR"/>
    </style:style>
    <style:style style:name="T20" style:parent-style-name="DefaultParagraphFont" style:family="text">
      <style:text-properties fo:language="el" fo:country="GR"/>
    </style:style>
    <style:style style:name="P21" style:parent-style-name="Standard" style:family="paragraph">
      <style:text-properties fo:language="el" fo:country="GR"/>
    </style:style>
    <style:style style:name="T22" style:parent-style-name="DefaultParagraphFont" style:family="text">
      <style:text-properties fo:background-color="#FFFF00" fo:language="el" fo:country="GR"/>
    </style:style>
    <style:style style:name="T23" style:parent-style-name="DefaultParagraphFont" style:family="text">
      <style:text-properties fo:language="el" fo:country="GR"/>
    </style:style>
    <style:style style:name="T24" style:parent-style-name="DefaultParagraphFont" style:family="text">
      <style:text-properties fo:language="el" fo:country="GR"/>
    </style:style>
    <style:style style:name="T25" style:parent-style-name="DefaultParagraphFont" style:family="text">
      <style:text-properties fo:language="el" fo:country="GR"/>
    </style:style>
    <style:style style:name="P26" style:parent-style-name="Standard" style:family="paragraph">
      <style:text-properties fo:language="el" fo:country="GR"/>
    </style:style>
    <style:style style:name="T27" style:parent-style-name="DefaultParagraphFont" style:family="text">
      <style:text-properties fo:background-color="#FFFF00" fo:language="el" fo:country="GR"/>
    </style:style>
    <style:style style:name="T28" style:parent-style-name="DefaultParagraphFont" style:family="text">
      <style:text-properties fo:language="el" fo:country="GR"/>
    </style:style>
    <style:style style:name="T29" style:parent-style-name="DefaultParagraphFont" style:family="text">
      <style:text-properties fo:language="el" fo:country="GR"/>
    </style:style>
    <style:style style:name="T30" style:parent-style-name="DefaultParagraphFont" style:family="text">
      <style:text-properties fo:language="el" fo:country="GR"/>
    </style:style>
    <style:style style:name="T31" style:parent-style-name="DefaultParagraphFont" style:family="text">
      <style:text-properties fo:language="el" fo:country="GR"/>
    </style:style>
    <style:style style:name="T32" style:parent-style-name="DefaultParagraphFont" style:family="text">
      <style:text-properties fo:language="el" fo:country="GR"/>
    </style:style>
    <style:style style:name="T33" style:parent-style-name="DefaultParagraphFont" style:family="text">
      <style:text-properties fo:language="el" fo:country="GR"/>
    </style:style>
    <style:style style:name="P34" style:parent-style-name="Standard" style:family="paragraph">
      <style:text-properties fo:language="el" fo:country="GR"/>
    </style:style>
    <style:style style:name="P35" style:parent-style-name="Standard" style:family="paragraph">
      <style:text-properties fo:language="el" fo:country="GR"/>
    </style:style>
    <style:style style:name="P36" style:parent-style-name="Standard" style:family="paragraph">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P42" style:parent-style-name="Standard" style:family="paragraph">
      <style:text-properties fo:language="el" fo:country="GR"/>
    </style:style>
    <style:style style:name="P43" style:parent-style-name="Standard" style:family="paragraph">
      <style:text-properties fo:language="el" fo:country="GR"/>
    </style:style>
    <style:style style:name="T44" style:parent-style-name="DefaultParagraphFont" style:family="text">
      <style:text-properties fo:language="el" fo:country="GR"/>
    </style:style>
    <style:style style:name="T45" style:parent-style-name="DefaultParagraphFont" style:family="text">
      <style:text-properties fo:language="el" fo:country="GR"/>
    </style:style>
    <style:style style:name="T46" style:parent-style-name="DefaultParagraphFont" style:family="text">
      <style:text-properties fo:language="el" fo:country="GR"/>
    </style:style>
    <style:style style:name="T47" style:parent-style-name="DefaultParagraphFont" style:family="text">
      <style:text-properties fo:language="el" fo:country="GR"/>
    </style:style>
    <style:style style:name="P48" style:parent-style-name="Standard" style:family="paragraph">
      <style:text-properties fo:language="el" fo:country="GR"/>
    </style:style>
    <style:style style:name="P49" style:parent-style-name="Standard" style:family="paragraph">
      <style:text-properties fo:language="el" fo:country="GR"/>
    </style:style>
    <style:style style:name="P50" style:parent-style-name="Standard" style:family="paragraph">
      <style:text-properties fo:language="el" fo:country="GR"/>
    </style:style>
    <style:style style:name="P51" style:parent-style-name="Standard" style:family="paragraph">
      <style:text-properties fo:language="el" fo:country="GR"/>
    </style:style>
    <style:style style:name="P52" style:parent-style-name="Standard" style:family="paragraph">
      <style:text-properties fo:language="el" fo:country="GR"/>
    </style:style>
    <style:style style:name="P53" style:parent-style-name="Standard" style:family="paragraph">
      <style:text-properties fo:language="el" fo:country="GR"/>
    </style:style>
    <style:style style:name="P54" style:parent-style-name="Standard" style:family="paragraph">
      <style:text-properties fo:language="el" fo:country="GR"/>
    </style:style>
    <style:style style:name="P55" style:parent-style-name="Standard" style:family="paragraph">
      <style:text-properties fo:language="el" fo:country="GR"/>
    </style:style>
    <style:style style:name="P56" style:parent-style-name="Standard" style:family="paragraph">
      <style:text-properties fo:language="el" fo:country="GR"/>
    </style:style>
    <style:style style:name="P57" style:parent-style-name="Standard" style:family="paragraph">
      <style:text-properties fo:language="el" fo:country="GR"/>
    </style:style>
    <style:style style:name="P58" style:parent-style-name="Standard" style:family="paragraph">
      <style:text-properties fo:language="el" fo:country="GR"/>
    </style:style>
    <style:style style:name="P59" style:parent-style-name="Standard" style:family="paragraph">
      <style:text-properties fo:language="el" fo:country="GR"/>
    </style:style>
    <style:style style:name="P60" style:parent-style-name="Standard" style:family="paragraph">
      <style:text-properties fo:language="el" fo:country="GR"/>
    </style:style>
    <style:style style:name="P61" style:parent-style-name="Standard" style:family="paragraph">
      <style:text-properties fo:language="el" fo:country="GR"/>
    </style:style>
    <style:style style:name="P62" style:parent-style-name="Standard" style:family="paragraph">
      <style:text-properties fo:language="el" fo:country="GR"/>
    </style:style>
    <style:style style:name="P63" style:parent-style-name="Standard" style:family="paragraph">
      <style:text-properties fo:language="el" fo:country="GR"/>
    </style:style>
    <style:style style:name="P64" style:parent-style-name="Standard" style:family="paragraph">
      <style:text-properties fo:language="el" fo:country="GR"/>
    </style:style>
    <style:style style:name="T65" style:parent-style-name="DefaultParagraphFont" style:family="text">
      <style:text-properties fo:language="el" fo:country="GR"/>
    </style:style>
    <style:style style:name="T66" style:parent-style-name="DefaultParagraphFont" style:family="text">
      <style:text-properties fo:language="el" fo:country="GR"/>
    </style:style>
    <style:style style:name="T67" style:parent-style-name="DefaultParagraphFont" style:family="text">
      <style:text-properties fo:language="el" fo:country="GR"/>
    </style:style>
    <style:style style:name="P68" style:parent-style-name="Standard" style:family="paragraph">
      <style:text-properties fo:language="el" fo:country="GR"/>
    </style:style>
    <style:style style:name="P69" style:parent-style-name="Standard" style:family="paragraph">
      <style:text-properties fo:language="el" fo:country="GR"/>
    </style:style>
    <style:style style:name="P70" style:parent-style-name="Standard" style:family="paragraph">
      <style:text-properties fo:language="el" fo:country="GR"/>
    </style:style>
    <style:style style:name="T71" style:parent-style-name="DefaultParagraphFont" style:family="text">
      <style:text-properties fo:language="el" fo:country="GR"/>
    </style:style>
    <style:style style:name="T72" style:parent-style-name="DefaultParagraphFont" style:family="text">
      <style:text-properties fo:language="el" fo:country="GR"/>
    </style:style>
  </office:automatic-styles>
  <office:body>
    <office:text text:use-soft-page-breaks="true">
      <text:p text:style-name="P1">Ο Σύριζα, που σημαίνει «Συνασπισμός της Ριζοσπαστικής Αριστεράς», είναι<text:s/>πολιτικό κόμμα<text:s/>με δημοκρατική σοσιαλιστική ιδεολογία. Οι βασικές αξίες του κόμματος επικεντρώνονται στην προώθηση των δικαιωμάτων των<text:s/>εργαζομένων, της κοινωνικής δικαιοσύνης και της δημόσιας ευημερίας, ενώ αντιτίθεται στα μέτρα λιτότητας και προάγει τη δημοκρατία και τη συμμετοχή στη βάση.</text:p>
      <text:p text:style-name="P2"/>
      <text:p text:style-name="Standard"><text:span text:style-name="T3">Οικονομικά</text:span><text:span text:style-name="T4">, ο Σύριζα αντιτίθεται στα μέτρα λιτότητας και υποστηρίζει τις δημόσιες επενδύσεις, την<text:s/></text:span><text:span text:style-name="T5">ελάφρυνση του χρέους και ένα δικαιότερο φορολογικό σύστημα. Το κόμμα ευνοεί την εθνικοποίηση στρατηγικών βιομηχανιών και βασικών επιχειρήσεων κοινής ωφέλειας, ενώ αντιτίθεται στ</text:span><text:span text:style-name="T6">ις</text:span><text:span text:style-name="T7"><text:s/></text:span><text:span text:style-name="T8">ιδιωτικοποιήσ</text:span><text:span text:style-name="T9">εις δημοσίων οργανισμών</text:span><text:span text:style-name="T10">.<text:s/></text:span><text:span text:style-name="T11">Έ</text:span><text:span text:style-name="T12">χει<text:s/></text:span><text:span text:style-name="T13">Πρ</text:span><text:span text:style-name="T14">εκφράσει τη δέσμευσ</text:span><text:span text:style-name="T15">ή του για μείωση της εισοδηματικής ανισότητας και της φτώχειας, αυξάνοντας παράλληλα την πρόσβαση στην εκπαίδευση και την υγειονομική περίθαλψη.</text:span></text:p>
      <text:p text:style-name="P16"/>
      <text:p text:style-name="Standard"><text:span text:style-name="T17">Όσον αφορά το<text:s/></text:span><text:span text:style-name="T18">περιβάλλον</text:span><text:span text:style-name="T19">, ο Σύριζα δίνει έμφαση στη βιώσιμη ανάπτυξη και υποστηρίζει τις ανανεώσιμες πηγές ενέ</text:span><text:span text:style-name="T20">ργειας, τη μείωση της ρύπανσης και την προστασία των φυσικών πόρων. Το κόμμα στοχεύει να καταργήσει σταδιακά τα ορυκτά καύσιμα και να μειώσει τις εκπομπές άνθρακα.</text:span></text:p>
      <text:p text:style-name="P21"/>
      <text:p text:style-name="Standard"><text:span text:style-name="T22">Κοινωνικά</text:span><text:span text:style-name="T23">, ο Σύριζα υποστηρίζει προοδευτικές κοινωνικές μεταρρυθμίσεις, συμπεριλαμβανομένων</text:span><text:span text:style-name="T24"><text:s/>των δικαιωμάτων<text:s/></text:span>LGBTQ<text:span text:style-name="T25">+, της ισότητας των φύλων και της πρόσβασης στην υγειονομική περίθαλψη. Το κόμμα αντιτίθεται στις διακρίσεις και τον ρατσισμό και υποστηρίζει τη μετανάστευση και τα δικαιώματα των προσφύγων.</text:span></text:p>
      <text:p text:style-name="P26"/>
      <text:p text:style-name="Standard"><text:span text:style-name="T27">Πρόεδρος το</text:span><text:span text:style-name="T28">υ Σύριζα είναι ο Αλέξ</text:span><text:span text:style-name="T29">ης Τσίπρας, ο οποίος διετέλεσε πρωθυπουργός της Ελλάδας από το 2015 έως το 2019.<text:s/></text:span><text:span text:style-name="T30">Η κυβέρνησή ήταν αντίθετη στην πολιτική των μνημονίων<text:s/></text:span><text:span text:style-name="T31">και στα<text:s/></text:span><text:span text:style-name="T32">μέτρα λιτότητας</text:span><text:span text:style-name="T33">.</text:span></text:p>
      <text:p text:style-name="P34"/>
      <text:p text:style-name="P35">Ο Σύριζα ιδρύθηκε το 2004 ως συνασπισμός αριστερών κομμάτων και έγινε το κύριο κόμμα της αντιπολίτευσης στην Ελλάδα το 2012.<text:s/>Ήρθε στην εξουσία το 2015, αλλά έχασε<text:s/>από το κεντροδεξιό κόμμα Νέα Δημοκρατία το 2019. Παρά την απώλεια της εξουσίας, ο Σύριζα παραμένει μια σημαντική δύναμη στην ελληνική πολιτική και συνεχίζει να υποστηρίζει προοδευτικές πολιτικές και μεταρρυθμίσεις.</text:p>
      <text:p text:style-name="P36"/>
      <text:p text:style-name="Standard"><text:span text:style-name="T37">Συμπερασματικά, ο Σύριζα είναι ένα αριστερό πολιτικό κόμμα στην Ελλάδα που προωθεί τον δημοκρατικό σοσιαλισμό, τα δικαιώματα τω</text:span><text:span text:style-name="T38">ν εργαζομένων, την κοινωνική δικαιοσύνη και τη δημόσια ευημερία. Οι οικονομικές πολιτικές του κόμματος δίνουν έμφαση στις δημόσιες επενδύσεις, στην ελάφρυνση του χρέους και σε ένα δικαιότερο φορολογικό σύστημα, ενώ εναντιώνεται στα μέτρα λιτότητας</text:span><text:span text:style-name="T39">. Ο ΣΥΡΙΖΑ έχει δεσμευτεί για την προώθηση της βιώσιμης ανάπτυξης και τη μείωση της ρύπανσης και υποστηρίζει προοδευτικές κοινωνικές μεταρρυθμίσεις όπως τα δικαιώματα<text:s/></text:span>LGBTQ<text:span text:style-name="T40">+ και τα δικαιώματα μετανάστευσης. Αν και το κόμμα έχασε την εξο</text:span><text:span text:style-name="T41">υσία το 2019, παραμένει ισχυρή φωνή στην ελληνική πολιτική και συνεχίζει να πιέζει για προοδευτικές πολιτικές και μεταρρυθμίσεις.</text:span></text:p>
      <text:p text:style-name="P42"/>
      <text:p text:style-name="P43"/>
      <text:p text:style-name="Standard"><text:a xlink:href="https://www.syriza.gr/" office:target-frame-name="_top" xlink:show="replace">https<text:span text:style-name="T44">://</text:span>www<text:span text:style-name="T45">.</text:span>syriza<text:span text:style-name="T46">.</text:span>gr<text:span text:style-name="T47">/</text:span></text:a></text:p>
      <text:p text:style-name="P48"/>
      <text:p text:style-name="P49"/>
      <text:p text:style-name="P50"/>
      <text:p text:style-name="P51"/>
      <text:p text:style-name="P52"/>
      <text:p text:style-name="P53"/>
      <text:p text:style-name="P54"/>
      <text:p text:style-name="P55">Ιδεολογία</text:p>
      <text:p text:style-name="P56">Η<text:s/>αριστερή πτέρυγα, βασισμένη στον δημοκρατικό σοσιαλισμό, υποστηρίζει τα δικαιώματα των εργαζομένων, την κοινωνική δικαιοσύνη και τη δημόσια ευημερία, αντιτίθεται στα μέτρα λιτότητας, προωθεί τη δημοκρατία και τη συμμετοχή στη βάση</text:p>
      <text:p text:style-name="P57"/>
      <text:p text:style-name="P58">Οικονομικές Πολιτικές</text:p>
      <text:p text:style-name="P59">Αντιτίθεται στα μέτρα λιτότητας, υποστηρίζει τις δημόσιες επενδύσεις, την ελάφρυνση του χρέους και ένα δικαιότερο φορολογικό σύστημα, ευνοεί την εθνικοποίηση στρατηγικών βιομηχανιών και βασικών επιχειρήσεων κοινής ωφέλειας, αντιτίθεται στην ιδιωτικοποίηση και την απορρύθμιση</text:p>
      <text:p text:style-name="P60"/>
      <text:p text:style-name="P61">Περιβαλλοντικές Πολιτικές</text:p>
      <text:p text:style-name="P62">Δίνει έμφαση στη βιώσιμη ανάπτυξη, υποστηρίζει τις ανανεώσιμες πηγές ενέργειας, τη μείωση της ρύπανσης και την προστασία των φυσικών πόρων, στοχεύει στη σταδιακή κατάργηση των ορυκτών καυσίμων και στη μείωση των<text:s/>εκπομπών άνθρακα</text:p>
      <text:p text:style-name="P63"/>
      <text:p text:style-name="P64">Κοινωνικές Πολιτικές</text:p>
      <text:p text:style-name="Standard"><text:span text:style-name="T65">Υποστηρίζει προοδευτικές κοινωνικές μεταρρυθμίσεις, συμπεριλαμβανομένων των δικαιωμάτων<text:s/></text:span>LGBTQ<text:span text:style-name="T66">+, της ισότητας των φύλων και της πρόσβασης στην υγειονομική περίθαλψη, αντιτίθεται στις διακρίσεις και τον ρατσισμό, υποστ</text:span><text:span text:style-name="T67">ηρίζει τη μετανάστευση και τα δικαιώματα των προσφύγων</text:span></text:p>
      <text:p text:style-name="P68">Βασικοί Εκπρόσωποι Αλέξης Τσίπρας, πρώην πρωθυπουργός της Ελλάδας και νυν αρχηγός του κόμματος</text:p>
      <text:p text:style-name="P69"/>
      <text:p text:style-name="P70">Ιστορία</text:p>
      <text:p text:style-name="Standard"><text:span text:style-name="T71">Ιδρύθηκε το 2004 ως συνασπισμός αριστερών κομμάτων, έγινε το κύριο κόμμα της αντιπολίτευσης στην<text:s/></text:span><text:span text:style-name="T72">Ελλάδα το 2012, ήρθε στην εξουσία το 2015, αλλά έχασε την εξουσία από τη Νέα Δημοκρατία το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Spacing" style:display-name="No Spacing" style:family="paragraph">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sabelle Trinquelle</dc:creator>
    <meta:creation-date>2017-10-20T23:40:00Z</meta:creation-date>
    <dc:date>2023-03-05T15:15:00Z</dc:date>
    <meta:template xlink:href="Normal" xlink:type="simple"/>
    <meta:editing-cycles>8</meta:editing-cycles>
    <meta:editing-duration>PT17160S</meta:editing-duration>
    <meta:document-statistic meta:page-count="1" meta:paragraph-count="8" meta:word-count="627" meta:character-count="4197" meta:row-count="29" meta:non-whitespace-character-count="3578"/>
  </office:meta>
</office:document-meta>
</file>